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accomp_5f_destinataire" style:display-name="tableau_accomp_destinataire" style:family="table">
      <style:table-properties style:width="17.011cm" fo:margin-left="0cm" fo:margin-right="-0.012cm" table:align="margins"/>
    </style:style>
    <style:style style:name="tableau_5f_accomp_5f_destinataire.A" style:display-name="tableau_accomp_destinataire.A" style:family="table-column">
      <style:table-column-properties style:column-width="11.957cm" style:rel-column-width="46068*"/>
    </style:style>
    <style:style style:name="tableau_5f_accomp_5f_destinataire.B" style:display-name="tableau_accomp_destinataire.B" style:family="table-column">
      <style:table-column-properties style:column-width="5.054cm" style:rel-column-width="19467*"/>
    </style:style>
    <style:style style:name="tableau_5f_accomp_5f_destinataire.1" style:display-name="tableau_accomp_destinataire.1" style:family="table-row">
      <style:table-row-properties style:min-row-height="2.487cm"/>
    </style:style>
    <style:style style:name="tableau_5f_accomp_5f_destinataire.A1" style:display-name="tableau_accomp_destinataire.A1" style:family="table-cell">
      <style:table-cell-properties style:vertical-align="middle" fo:padding="0.097cm" fo:border="none"/>
    </style:style>
    <style:style style:name="tableau_5f_accomp_5f_destinataire.B1" style:display-name="tableau_accomp_destinataire.B1" style:family="table-cell">
      <style:table-cell-properties fo:padding="0.097cm" fo:border="none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_accomp_destinataire" table:style-name="tableau_5f_accomp_5f_destinataire">
        <table:table-column table:style-name="tableau_5f_accomp_5f_destinataire.A"/>
        <table:table-column table:style-name="tableau_5f_accomp_5f_destinataire.B"/>
        <table:table-row table:style-name="tableau_5f_accomp_5f_destinataire.1">
          <table:table-cell table:style-name="tableau_5f_accomp_5f_destinataire.A1" office:value-type="string">
            <text:p text:style-name="Table_20_Contents_20_left"><text:span text:style-name="T1">%{HEADER_ROWS:0}%%{RM_IF_NO_</text:span><text:a xlink:type="simple" xlink:href="data:true,0"><text:span text:style-name="T1">DAT</text:span></text:a><text:a xlink:type="simple" xlink:href="data:true,0"><text:span text:style-name="T1">A:true,0</text:span></text:a><text:span text:style-name="T1">}%</text:span>%{destinataire}%%=tableau_destinataire_0=%</text:p>
          </table:table-cell>
          <table:table-cell table:style-name="tableau_5f_accomp_5f_destinataire.B1" office:value-type="string">
            <text:p text:style-name="Table_20_Contents_20_left">%{destinataire}%%=tableau_destinataire_1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49:43</dc:date>
    <meta:editing-cycles>5</meta:editing-cycles>
    <meta:editing-duration>PT1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17" meta:character-count="125"/>
  </office:meta>
</office:document-meta>
</file>